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6.5">
            <text:p>6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office:value-type="string">
            <text:p>Undentified</text:p>
          </table:table-cell>
          <table:table-cell/>
          <table:table-cell table:content-validation-name="val4"/>
          <table:table-cell table:style-name="Default" office:value-type="float" office:value="990.39">
            <text:p>990.39</text:p>
          </table:table-cell>
          <table:table-cell table:content-validation-name="val5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932.35">
            <text:p>932.35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8.4">
            <text:p>8.4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510.41">
            <text:p>510.41</text:p>
          </table:table-cell>
          <table:table-cell table:content-validation-name="val6"/>
          <table:table-cell table:style-name="Default" table:formula="of:=([.H4]-177.62)" office:value-type="float" office:value="-177.62">
            <text:p>-177.6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9.7">
            <text:p>9.7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091.7">
            <text:p>1091.7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91.73">
            <text:p>791.73</text:p>
          </table:table-cell>
          <table:table-cell table:content-validation-name="val6"/>
          <table:table-cell table:style-name="Default" office:value-type="float" office:value="383.16">
            <text:p>383.16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275.2">
            <text:p>2275.2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741.37">
            <text:p>1741.37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436.91">
            <text:p>2436.91</text:p>
          </table:table-cell>
          <table:table-cell table:content-validation-name="val6"/>
          <table:table-cell table:style-name="Default" office:value-type="float" office:value="1244.67">
            <text:p>1244.6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570.6">
            <text:p>570.6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5.4">
            <text:p>15.4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79.93">
            <text:p>679.93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5.2">
            <text:p>15.2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069.88">
            <text:p>1069.88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3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46:47.15</dc:date>
    <dc:creator>Lawrence Perepolkin</dc:creator>
    <meta:editing-duration>PT9H45M3S</meta:editing-duration>
    <meta:editing-cycles>41</meta:editing-cycles>
    <meta:generator>OpenOffice/4.1.12$Win32 OpenOffice.org_project/4112m1$Build-9809</meta:generator>
    <meta:document-statistic meta:table-count="3" meta:cell-count="160" meta:object-count="0"/>
  </office:meta>
</office:document-meta>
</file>